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14A40000668A00004DA332A6B8FF74DCFDD8.svg" manifest:media-type="image/svg+xml"/>
  <manifest:file-entry manifest:full-path="Pictures/10000DCE0000668A00004DA3D1F932E719F74838.svg" manifest:media-type="image/svg+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e_20_1" style:repeat="stretch" presentation:display-footer="true" presentation:display-page-number="false" presentation:display-date-time="true" smil:type="barWipe" smil:subtype="leftToRight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simple_5f_blue-title">
      <style:graphic-properties draw:textarea-horizontal-align="left" fo:min-height="3.506cm"/>
      <style:paragraph-properties style:writing-mode="lr-tb"/>
    </style:style>
    <style:style style:name="pr2" style:family="presentation" style:parent-style-name="simple_5f_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imple_5f_blue-title">
      <style:graphic-properties draw:textarea-horizontal-align="left" draw:auto-grow-height="true" fo:min-height="2.6cm"/>
      <style:paragraph-properties style:writing-mode="lr-tb"/>
    </style:style>
    <style:style style:name="pr4" style:family="presentation" style:parent-style-name="simple_5f_blue-subtitle">
      <style:graphic-properties draw:fill-color="#ffffff" fo:min-height="12.179cm"/>
      <style:paragraph-properties style:writing-mode="lr-tb"/>
    </style:style>
    <style:style style:name="pr5" style:family="presentation" style:parent-style-name="simple_5f_blue-subtitle">
      <style:graphic-properties draw:fill-color="#ffffff" draw:textarea-vertical-align="top" fo:min-height="12.179cm"/>
      <style:paragraph-properties style:writing-mode="lr-tb"/>
    </style:style>
    <style:style style:name="P1" style:family="paragraph">
      <style:text-properties fo:language="zxx" fo:country="none" style:language-asian="zxx" style:country-asian="none" style:language-complex="zxx" style:country-complex="none"/>
    </style:style>
    <style:style style:name="P2" style:family="paragraph">
      <style:text-properties style:font-name="Liberation Sans1" fo:font-size="60pt" fo:language="zxx" fo:country="none" style:language-asian="zxx" style:country-asian="none" style:language-complex="zxx" style:country-complex="none"/>
    </style:style>
    <style:style style:name="P3" style:family="paragraph">
      <loext:graphic-properties draw:fill="none" draw:fill-color="#ffffff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none" draw:fill-color="#ffffff"/>
      <style:text-properties fo:font-size="16pt" fo:language="zxx" fo:country="none" fo:font-style="italic" style:font-size-asian="16pt" style:language-asian="zxx" style:country-asian="none" style:font-style-asian="italic" style:font-size-complex="16pt" style:language-complex="zxx" style:country-complex="none" style:font-style-complex="italic"/>
    </style:style>
    <style:style style:name="P5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6" style:family="paragraph">
      <style:text-properties style:use-window-font-color="true" loext:opacity="0%" loext:color-lum-mod="100%" loext:color-lum-off="0%" style:font-name="Liberation Sans" fo:language="zxx" fo:country="none" style:language-asian="zxx" style:country-asian="none" style:language-complex="zxx" style:country-complex="none"/>
    </style:style>
    <style:style style:name="P7" style:family="paragraph">
      <style:paragraph-properties fo:text-align="start"/>
      <style:text-properties fo:language="zxx" fo:country="none" style:language-asian="zxx" style:country-asian="none" style:language-complex="zxx" style:country-complex="none"/>
    </style:style>
    <style:style style:name="P8" style:family="paragraph">
      <loext:graphic-properties draw:fill="none" draw:fill-color="#ffffff"/>
      <style:paragraph-properties fo:text-align="start"/>
      <style:text-properties style:font-name="Liberation Sans" fo:language="zxx" fo:country="none" style:language-asian="zxx" style:country-asian="none" style:language-complex="zxx" style:country-complex="none"/>
    </style:style>
    <style:style style:name="P9" style:family="paragraph">
      <style:paragraph-properties fo:margin-left="1cm" fo:margin-right="0cm" fo:margin-top="0.1cm" fo:margin-bottom="0.1cm" fo:text-align="start" fo:text-indent="0cm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-color="#ffffff"/>
      <style:paragraph-properties fo:margin-left="1cm" fo:margin-right="0cm" fo:margin-top="0.1cm" fo:margin-bottom="0.1cm" fo:text-align="start" fo:text-indent="0cm"/>
      <style:text-properties fo:language="zxx" fo:country="none" style:language-asian="zxx" style:country-asian="none" style:language-complex="zxx" style:country-complex="none"/>
    </style:style>
    <style:style style:name="P11" style:family="paragraph">
      <style:paragraph-properties fo:margin-left="1cm" fo:margin-right="0cm" fo:margin-top="0.1cm" fo:margin-bottom="0.1cm" fo:text-align="start" fo:text-indent="0.5cm"/>
      <style:text-properties fo:language="zxx" fo:country="none" style:language-asian="zxx" style:country-asian="none" style:language-complex="zxx" style:country-complex="none"/>
    </style:style>
    <style:style style:name="P12" style:family="paragraph">
      <style:paragraph-properties fo:margin-left="1cm" fo:margin-right="0cm" fo:margin-top="0.1cm" fo:margin-bottom="0.1cm" fo:text-align="start" fo:text-indent="0.4cm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style:font-name="Liberation Sans1" fo:font-size="60pt" fo:language="de" fo:country="DE"/>
    </style:style>
    <style:style style:name="T2" style:family="text">
      <style:text-properties fo:language="de" fo:country="DE"/>
    </style:style>
    <style:style style:name="T3" style:family="text">
      <style:text-properties fo:font-size="12pt" fo:language="de" fo:country="DE" fo:font-style="italic" style:font-size-asian="12pt" style:font-style-asian="italic" style:font-size-complex="12pt" style:font-style-complex="italic"/>
    </style:style>
    <style:style style:name="T4" style:family="text">
      <style:text-properties style:use-window-font-color="true" loext:opacity="0%" style:font-name="Liberation Sans" fo:language="de" fo:country="DE"/>
    </style:style>
    <style:style style:name="T5" style:family="text">
      <style:text-properties style:font-name="Liberation Sans" fo:language="de" fo:country="DE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1" fo:font-size="32pt" fo:language="de" fo:country="DE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1" fo:font-size="32pt" fo:language="de" fo:country="DE" fo:font-style="normal" fo:text-shadow="none" style:text-underline-style="none" fo:font-weight="normal" style:letter-kerning="true" style:font-name-asian="Lucida Sans Unicode" style:font-size-asian="32pt" style:language-asian="zxx" style:country-asian="none" style:font-style-asian="normal" style:font-weight-asian="normal" style:font-name-complex="Mangal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_5f_blue" presentation:presentation-page-layout-name="AL1T19">
        <office:forms form:automatic-focus="false" form:apply-design-mode="false"/>
        <draw:frame presentation:style-name="pr1" draw:text-style-name="P2" draw:layer="layout" svg:width="17.2cm" svg:height="3.506cm" svg:x="4.5cm" svg:y="10.2cm" presentation:class="title" presentation:user-transformed="true">
          <draw:text-box>
            <text:p text:style-name="P1"><text:span text:style-name="T1">Secure SHell</text:span></text:p>
          </draw:text-box>
        </draw:frame>
        <draw:frame draw:style-name="gr1" draw:text-style-name="P3" draw:layer="layout" svg:width="6.801cm" svg:height="0.962cm" svg:x="4.199cm" svg:y="13.438cm">
          <draw:text-box>
            <text:p text:style-name="P1"><text:span text:style-name="T2">Und andere Dienste</text:span></text:p>
          </draw:text-box>
        </draw:frame>
        <draw:frame draw:style-name="gr2" draw:text-style-name="P4" draw:layer="layout" svg:width="14cm" svg:height="1.353cm" svg:x="0.2cm" svg:y="14.6cm">
          <draw:text-box>
            <text:p text:style-name="P1"><text:span text:style-name="T3">T.Baraniuk und S.Mielke </text:span><text:span text:style-name="T3"><text:line-break/></text:span><text:span text:style-name="T3">i.A. der do-IT-all Systemhaus GmbH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imple_5f_blue" presentation:presentation-page-layout-name="AL2T0" xml:id="id1" draw:id="id1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Titel</text:span></text:p>
          </draw:text-box>
        </draw:frame>
        <draw:frame presentation:style-name="pr4" draw:text-style-name="P5" draw:layer="layout" svg:width="24.639cm" svg:height="12.179cm" svg:x="1.4cm" svg:y="4.914cm" presentation:class="subtitle" presentation:placeholder="true">
          <draw:text-box/>
        </draw:frame>
        <draw:frame draw:style-name="gr4" draw:text-style-name="P8" draw:layer="layout" svg:width="11.48cm" svg:height="1.673cm" svg:x="1.32cm" svg:y="19.273cm">
          <draw:text-box>
            <text:p text:style-name="P7"><text:span text:style-name="T5">Secure SHell und Andere Dienste</text:span></text:p>
          </draw:text-box>
        </draw:frame>
        <anim:par presentation:node-type="timing-root">
          <anim:par smil:begin="id1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imple_5f_blue" presentation:presentation-page-layout-name="AL2T0" xml:id="id2" draw:id="id2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Inhalt</text:span></text:p>
          </draw:text-box>
        </draw:frame>
        <draw:frame presentation:style-name="pr5" draw:text-style-name="P10" draw:layer="layout" svg:width="24.639cm" svg:height="12.179cm" svg:x="1.4cm" svg:y="4.914cm" presentation:class="subtitle">
          <draw:text-box>
            <text:list text:style-name="L1">
              <text:list-item>
                <text:p text:style-name="P9"><text:span text:style-name="T6">Telnet</text:span></text:p>
              </text:list-item>
              <text:list-item>
                <text:p text:style-name="P9"><text:span text:style-name="T6">RDP</text:span></text:p>
              </text:list-item>
              <text:list-item>
                <text:p text:style-name="P9"><text:span text:style-name="T6">VNC</text:span></text:p>
              </text:list-item>
              <text:list-item>
                <text:p text:style-name="P9"><text:span text:style-name="T6">TeamViewer</text:span></text:p>
              </text:list-item>
              <text:list-item>
                <text:p text:style-name="P9"><text:span text:style-name="T6">SSH</text:span></text:p>
              </text:list-item>
              <text:list-item>
                <text:p text:style-name="P9"><text:span text:style-name="T6">Quellen</text:span></text:p>
              </text:list-item>
              <text:list-item>
                <text:p text:style-name="P9"><text:span text:style-name="T6">Fragerunde</text:span></text:p>
              </text:list-item>
            </text:list>
          </draw:text-box>
        </draw:frame>
        <draw:frame draw:style-name="gr4" draw:text-style-name="P8" draw:layer="layout" svg:width="11.48cm" svg:height="1.673cm" svg:x="1.32cm" svg:y="19.273cm">
          <draw:text-box>
            <text:p text:style-name="P7"><text:span text:style-name="T5">Secure SHell und Andere Dienste</text:span></text:p>
          </draw:text-box>
        </draw:frame>
        <anim:par presentation:node-type="timing-root">
          <anim:par smil:begin="id2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imple_5f_blue" presentation:presentation-page-layout-name="AL2T0" xml:id="id3" draw:id="id3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Telnet (Geschichte)</text:span></text:p>
          </draw:text-box>
        </draw:frame>
        <draw:frame presentation:style-name="pr5" draw:text-style-name="P10" draw:layer="layout" svg:width="24.639cm" svg:height="12.179cm" svg:x="1.4cm" svg:y="4.914cm" presentation:class="subtitle">
          <draw:text-box>
            <text:list text:style-name="L1">
              <text:list-item>
                <text:p text:style-name="P9"><text:span text:style-name="T6">„</text:span><text:span text:style-name="T6">Teletype Network“</text:span></text:p>
              </text:list-item>
              <text:list-item>
                <text:p text:style-name="P9"><text:span text:style-name="T6">Entwickelt 1969 für ARPANET</text:span></text:p>
              </text:list-item>
              <text:list-item>
                <text:p text:style-name="P9"><text:span text:style-name="T6">Ziel: Remote nutzbare Rechenzeit, <text:s/></text:span><text:span text:style-name="T6"><text:tab/></text:span><text:span text:style-name="T6"> <text:s/>Anwendungen und Datenbanken</text:span></text:p>
              </text:list-item>
              <text:list-item>
                <text:p text:style-name="P9"><text:span text:style-name="T6">Erster Einsatz 1974</text:span></text:p>
              </text:list-item>
            </text:list>
          </draw:text-box>
        </draw:frame>
        <draw:frame draw:style-name="gr4" draw:text-style-name="P8" draw:layer="layout" svg:width="11.48cm" svg:height="1.673cm" svg:x="1.32cm" svg:y="19.273cm">
          <draw:text-box>
            <text:p text:style-name="P7"><text:span text:style-name="T5">Secure SHell und Andere Dienste</text:span></text:p>
          </draw:text-box>
        </draw:frame>
        <anim:par presentation:node-type="timing-root">
          <anim:par smil:begin="id3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imple_5f_blue" presentation:presentation-page-layout-name="AL2T0" xml:id="id4" draw:id="id4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Telnet (Allg.)</text:span></text:p>
          </draw:text-box>
        </draw:frame>
        <draw:frame presentation:style-name="pr5" draw:text-style-name="P10" draw:layer="layout" svg:width="24.639cm" svg:height="12.179cm" svg:x="1.4cm" svg:y="4.914cm" presentation:class="subtitle">
          <draw:text-box>
            <text:list text:style-name="L1">
              <text:list-item>
                <text:p text:style-name="P9"><text:span text:style-name="T6">Dienst für:</text:span></text:p>
                <text:list>
                  <text:list-item>
                    <text:p text:style-name="P11"><text:span text:style-name="T6">Virtueller Zugriff auf Computer</text:span></text:p>
                  </text:list-item>
                  <text:list-item>
                    <text:p text:style-name="P11"><text:span text:style-name="T6">Bereitstellung bidirektionaler textbasierter Verbindung</text:span></text:p>
                  </text:list-item>
                </text:list>
              </text:list-item>
              <text:list-item>
                <text:p text:style-name="P9"><text:span text:style-name="T6">Sollte nicht mehr verwendet werden</text:span></text:p>
                <text:list>
                  <text:list-item>
                    <text:p text:style-name="P11"><text:span text:style-name="T6">Pures Plain-Text Protokoll</text:span></text:p>
                  </text:list-item>
                </text:list>
              </text:list-item>
              <text:list-item>
                <text:p text:style-name="P9"><text:span text:style-name="T6">Well-Known-Port: 23</text:span></text:p>
              </text:list-item>
            </text:list>
          </draw:text-box>
        </draw:frame>
        <draw:frame draw:style-name="gr4" draw:text-style-name="P8" draw:layer="layout" svg:width="11.48cm" svg:height="1.673cm" svg:x="1.32cm" svg:y="19.273cm">
          <draw:text-box>
            <text:p text:style-name="P7"><text:span text:style-name="T5">Secure SHell und Andere Dienste</text:span></text:p>
          </draw:text-box>
        </draw:frame>
        <anim:par presentation:node-type="timing-root">
          <anim:par smil:begin="id4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imple_5f_blue" presentation:presentation-page-layout-name="AL2T0" xml:id="id5" draw:id="id5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RDP (Geschichte)</text:span></text:p>
          </draw:text-box>
        </draw:frame>
        <draw:frame presentation:style-name="pr5" draw:text-style-name="P10" draw:layer="layout" svg:width="24.639cm" svg:height="12.179cm" svg:x="1.4cm" svg:y="4.914cm" presentation:class="subtitle">
          <draw:text-box>
            <text:list text:style-name="L1">
              <text:list-item>
                <text:p text:style-name="P9"><text:span text:style-name="T6">„</text:span><text:span text:style-name="T6">Remote Desktop Protocol“</text:span></text:p>
                <text:list>
                  <text:list-item>
                    <text:p text:style-name="P11"><text:span text:style-name="T6">Propietäres Protokoll f. Fernzugriff auf Windows-Computer</text:span></text:p>
                  </text:list-item>
                  <text:list-item>
                    <text:p text:style-name="P11"><text:span text:style-name="T6">Entwickelt 1998 Microsoft</text:span></text:p>
                  </text:list-item>
                  <text:list-item>
                    <text:p text:style-name="P11"><text:span text:style-name="T6">Verfügbar ab NT4/XP-SP1</text:span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1.48cm" svg:height="1.673cm" svg:x="1.32cm" svg:y="19.273cm">
          <draw:text-box>
            <text:p text:style-name="P7"><text:span text:style-name="T5">Secure SHell und Andere Dienste</text:span></text:p>
          </draw:text-box>
        </draw:frame>
        <anim:par presentation:node-type="timing-root">
          <anim:par smil:begin="id5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imple_5f_blue" presentation:presentation-page-layout-name="AL2T0" xml:id="id6" draw:id="id6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RDP (Allg.)</text:span></text:p>
          </draw:text-box>
        </draw:frame>
        <draw:frame presentation:style-name="pr5" draw:text-style-name="P10" draw:layer="layout" svg:width="24.639cm" svg:height="12.179cm" svg:x="1.4cm" svg:y="4.914cm" presentation:class="subtitle">
          <draw:text-box>
            <text:list text:style-name="L1">
              <text:list-item>
                <text:p text:style-name="P9"><text:span text:style-name="T6">Ermöglicht Übertragung graf. Inhalte</text:span></text:p>
                <text:p text:style-name="P9"><text:span text:style-name="T6">+ Bereitstellung Peripherie</text:span></text:p>
              </text:list-item>
              <text:list-item>
                <text:p text:style-name="P9"><text:span text:style-name="T6">Verfolgt Server/Client Modell</text:span></text:p>
                <text:list>
                  <text:list-item>
                    <text:p text:style-name="P12"><text:span text:style-name="T6">Gerät A hat "Remote Desktop Services"</text:span></text:p>
                    <text:p text:style-name="P11"><text:span text:style-name="T6">Gerät B-Z hat Clientkomponente zum </text:span></text:p>
                    <text:p text:style-name="P11"><text:span text:style-name="T6">verbinden</text:span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1.48cm" svg:height="1.673cm" svg:x="1.32cm" svg:y="19.273cm">
          <draw:text-box>
            <text:p text:style-name="P7"><text:span text:style-name="T5">Secure SHell und Andere Dienste</text:span></text:p>
          </draw:text-box>
        </draw:frame>
        <anim:par presentation:node-type="timing-root">
          <anim:par smil:begin="id6.begin">
            <anim:transitionFilter smil:dur="0.5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imple_5f_blue" presentation:presentation-page-layout-name="AL2T0" xml:id="id7" draw:id="id7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RDP (Allg.)</text:span></text:p>
          </draw:text-box>
        </draw:frame>
        <draw:frame presentation:style-name="pr5" draw:text-style-name="P10" draw:layer="layout" svg:width="24.639cm" svg:height="12.179cm" svg:x="1.4cm" svg:y="4.914cm" presentation:class="subtitle">
          <draw:text-box>
            <text:list text:style-name="L1">
              <text:list-item>
                <text:p text:style-name="P9"><text:span text:style-name="T6">Minimum an Input <text:s/>am gesteuerten Gerät gesendet</text:span></text:p>
              </text:list-item>
              <text:list-item>
                <text:p text:style-name="P9"><text:span text:style-name="T6">Minimum an Output an steuerndes Gerät gesendet</text:span></text:p>
              </text:list-item>
              <text:list-item>
                <text:p text:style-name="P9"><text:span text:style-name="T7">Well-Known-Port: 3389</text:span></text:p>
              </text:list-item>
            </text:list>
          </draw:text-box>
        </draw:frame>
        <draw:frame draw:style-name="gr4" draw:text-style-name="P8" draw:layer="layout" svg:width="11.48cm" svg:height="1.673cm" svg:x="1.32cm" svg:y="19.273cm">
          <draw:text-box>
            <text:p text:style-name="P7"><text:span text:style-name="T5">Secure SHell und Andere Dienste</text:span></text:p>
          </draw:text-box>
        </draw:frame>
        <anim:par presentation:node-type="timing-root">
          <anim:par smil:begin="id7.begin">
            <anim:transitionFilter smil:dur="0.5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imple_5f_blue" presentation:presentation-page-layout-name="AL2T0" xml:id="id8" draw:id="id8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VNC (Geschichte)</text:span></text:p>
          </draw:text-box>
        </draw:frame>
        <draw:frame presentation:style-name="pr5" draw:text-style-name="P10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9"><text:span text:style-name="T6">"Virtual Network Computing"</text:span></text:p>
              </text:list-item>
              <text:list-item>
                <text:p text:style-name="P9"><text:span text:style-name="T6">In den 90ern im ORL entwickelt</text:span></text:p>
              </text:list-item>
              <text:list-item>
                <text:p text:style-name="P9"><text:span text:style-name="T6">Seit 1998 GPL-lizensiert</text:span></text:p>
              </text:list-item>
            </text:list>
          </draw:text-box>
        </draw:frame>
        <draw:frame draw:style-name="gr4" draw:text-style-name="P8" draw:layer="layout" svg:width="11.48cm" svg:height="1.673cm" svg:x="1.32cm" svg:y="19.273cm">
          <draw:text-box>
            <text:p text:style-name="P7"><text:span text:style-name="T5">Secure SHell und Andere Dienste</text:span></text:p>
          </draw:text-box>
        </draw:frame>
        <anim:par presentation:node-type="timing-root">
          <anim:par smil:begin="id8.begin">
            <anim:transitionFilter smil:dur="0.5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imple_5f_blue" presentation:presentation-page-layout-name="AL2T0" xml:id="id9" draw:id="id9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VNC (Allg.)</text:span></text:p>
          </draw:text-box>
        </draw:frame>
        <draw:frame presentation:style-name="pr5" draw:text-style-name="P10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9"><text:span text:style-name="T6">Arbeitet mit eigenem Protokoll (RFP, „Remote Framebuffer Protocol“)</text:span></text:p>
                <text:list>
                  <text:list-item>
                    <text:p text:style-name="P11"><text:span text:style-name="T6">Damit Plattformunabhängig</text:span></text:p>
                  </text:list-item>
                  <text:list-item>
                    <text:p text:style-name="P11"><text:span text:style-name="T6">Protokoll wurde im März 2011 in einem RFC veröffentlicht</text:span></text:p>
                  </text:list-item>
                </text:list>
              </text:list-item>
              <text:list-item>
                <text:p text:style-name="P9"><text:span text:style-name="T6">Well-Known-Ports: 5800, 5900</text:span></text:p>
              </text:list-item>
            </text:list>
          </draw:text-box>
        </draw:frame>
        <draw:frame draw:style-name="gr4" draw:text-style-name="P8" draw:layer="layout" svg:width="11.48cm" svg:height="1.673cm" svg:x="1.32cm" svg:y="19.273cm">
          <draw:text-box>
            <text:p text:style-name="P7"><text:span text:style-name="T5">Secure SHell und Andere Dienste</text:span></text:p>
          </draw:text-box>
        </draw:frame>
        <anim:par presentation:node-type="timing-root">
          <anim:par smil:begin="id9.begin">
            <anim:transitionFilter smil:dur="0.5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imple_5f_blue" presentation:presentation-page-layout-name="AL2T0" xml:id="id10" draw:id="id10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TeamViewer (Geschichte)</text:span></text:p>
          </draw:text-box>
        </draw:frame>
        <draw:frame presentation:style-name="pr5" draw:text-style-name="P10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9"><text:span text:style-name="T6">Proprietäre Fernwartungssoftware</text:span></text:p>
              </text:list-item>
              <text:list-item>
                <text:p text:style-name="P9"><text:span text:style-name="T7">Hersteller wollte unnötige Kundenbesuche meiden</text:span></text:p>
              </text:list-item>
              <text:list-item>
                <text:p text:style-name="P9"><text:span text:style-name="T6">Erstm. 2005 veröffentlicht und schrittweise ausgebaut</text:span></text:p>
              </text:list-item>
            </text:list>
          </draw:text-box>
        </draw:frame>
        <draw:frame draw:style-name="gr4" draw:text-style-name="P8" draw:layer="layout" svg:width="11.48cm" svg:height="1.673cm" svg:x="1.32cm" svg:y="19.273cm">
          <draw:text-box>
            <text:p text:style-name="P7"><text:span text:style-name="T5">Secure SHell und Andere Dienste</text:span></text:p>
          </draw:text-box>
        </draw:frame>
        <anim:par presentation:node-type="timing-root">
          <anim:par smil:begin="id10.begin">
            <anim:transitionFilter smil:dur="0.5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imple_5f_blue" presentation:presentation-page-layout-name="AL2T0" xml:id="id11" draw:id="id11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TeamViewer (Allg.)</text:span></text:p>
          </draw:text-box>
        </draw:frame>
        <draw:frame presentation:style-name="pr5" draw:text-style-name="P10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9"><text:span text:style-name="T6">Auf fast jedem gängigen Betriebssystem verfügbar (Windows, macOS, iOS, Linux*, Android)</text:span></text:p>
              </text:list-item>
              <text:list-item>
                <text:p text:style-name="P9"><text:span text:style-name="T6">Erfordert die TeamViewer auf beiden Geräten</text:span></text:p>
              </text:list-item>
              <text:list-item>
                <text:p text:style-name="P9"><text:span text:style-name="T6">E2E Verschlüsselung via RSA/AES</text:span></text:p>
              </text:list-item>
              <text:list-item>
                <text:p text:style-name="P9"><text:span text:style-name="T6">Well-Known-Port: 5938</text:span></text:p>
              </text:list-item>
            </text:list>
          </draw:text-box>
        </draw:frame>
        <draw:frame draw:style-name="gr4" draw:text-style-name="P8" draw:layer="layout" svg:width="11.48cm" svg:height="1.673cm" svg:x="1.32cm" svg:y="19.273cm">
          <draw:text-box>
            <text:p text:style-name="P7"><text:span text:style-name="T5">Secure SHell und Andere Dienste</text:span></text:p>
          </draw:text-box>
        </draw:frame>
        <anim:par presentation:node-type="timing-root">
          <anim:par smil:begin="id11.begin">
            <anim:transitionFilter smil:dur="0.5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imple_5f_blue" presentation:presentation-page-layout-name="AL2T0" xml:id="id12" draw:id="id12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SSH (Geschichte)</text:span></text:p>
          </draw:text-box>
        </draw:frame>
        <draw:frame presentation:style-name="pr5" draw:text-style-name="P10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9"><text:span text:style-name="T6">"Secure Shell"</text:span></text:p>
              </text:list-item>
              <text:list-item>
                <text:p text:style-name="P9"><text:span text:style-name="T6">Entwickelt 1995 v. Tatu Ylönen</text:span></text:p>
                <text:list>
                  <text:list-item>
                    <text:p text:style-name="P11"><text:span text:style-name="T6">Bemerkte Sniffing <text:s/>bei RSH und Telnet an Uni Helsinki</text:span></text:p>
                  </text:list-item>
                  <text:list-item>
                    <text:p text:style-name="P11"><text:span text:style-name="T6">RSH/rlogin/telnet plain-text aus prä-Internet Zeit</text:span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1.48cm" svg:height="1.673cm" svg:x="1.32cm" svg:y="19.273cm">
          <draw:text-box>
            <text:p text:style-name="P7"><text:span text:style-name="T5">Secure SHell und Andere Dienste</text:span></text:p>
          </draw:text-box>
        </draw:frame>
        <anim:par presentation:node-type="timing-root">
          <anim:par smil:begin="id12.begin">
            <anim:transitionFilter smil:dur="0.5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imple_5f_blue" presentation:presentation-page-layout-name="AL2T0" xml:id="id13" draw:id="id13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SSH (Allg.)</text:span></text:p>
          </draw:text-box>
        </draw:frame>
        <draw:frame presentation:style-name="pr5" draw:text-style-name="P10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9"><text:span text:style-name="T6">"S</text:span></text:p>
                <text:list>
                  <text:list-item>
                    <text:p text:style-name="P11"><text:span text:style-name="T6"/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1.48cm" svg:height="1.673cm" svg:x="1.32cm" svg:y="19.273cm">
          <draw:text-box>
            <text:p text:style-name="P7"><text:span text:style-name="T5">Secure SHell und Andere Dienste</text:span></text:p>
          </draw:text-box>
        </draw:frame>
        <anim:par presentation:node-type="timing-root">
          <anim:par smil:begin="id13.begin">
            <anim:transitionFilter smil:dur="0.5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Bitmape_20_1" draw:display-name="Bitmape 1" xlink:href="Pictures/10000DCE0000668A00004DA3D1F932E719F74838.svg" xlink:type="simple" xlink:show="embed" xlink:actuate="onLoad"/>
    <draw:fill-image draw:name="background" xlink:href="Pictures/100014A40000668A00004DA332A6B8FF74DCFDD8.sv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de" fo:country="CH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_5f_blue-background" style:display-name="simple_blue-background" style:family="presentation">
      <style:graphic-properties draw:stroke="none" draw:fill="none"/>
      <style:text-properties style:letter-kerning="true"/>
    </style:style>
    <style:style style:name="simple_5f_blue-backgroundobjects" style:display-name="simple_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_5f_blue-notes" style:display-name="simple_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_5f_blue-outline1" style:display-name="simple_blue-outline1" style:family="presentation">
      <style:graphic-properties draw:stroke="none" draw:fill="none" draw:auto-grow-height="false" draw:fit-to-size="false" style:shrink-to-fit="true">
        <text:list-style style:name="simple_5f_blue-outline1" style:display-name="simple_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_5f_blue-outline2" style:display-name="simple_blue-outline2" style:family="presentation" style:parent-style-name="simple_5f_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imple_5f_blue-outline3" style:display-name="simple_blue-outline3" style:family="presentation" style:parent-style-name="simple_5f_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imple_5f_blue-outline4" style:display-name="simple_blue-outline4" style:family="presentation" style:parent-style-name="simple_5f_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imple_5f_blue-outline5" style:display-name="simple_blue-outline5" style:family="presentation" style:parent-style-name="simple_5f_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outline6" style:display-name="simple_blue-outline6" style:family="presentation" style:parent-style-name="simple_5f_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outline7" style:display-name="simple_blue-outline7" style:family="presentation" style:parent-style-name="simple_5f_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outline8" style:display-name="simple_blue-outline8" style:family="presentation" style:parent-style-name="simple_5f_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outline9" style:display-name="simple_blue-outline9" style:family="presentation" style:parent-style-name="simple_5f_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subtitle" style:display-name="simple_blue-subtitle" style:family="presentation">
      <style:graphic-properties draw:stroke="none" draw:fill="none" draw:textarea-vertical-align="middle">
        <text:list-style style:name="simple_5f_blue-subtitle" style:display-name="simple_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_5f_blue-title" style:display-name="simple_blue-title" style:family="presentation">
      <style:graphic-properties draw:stroke="none" draw:fill="none" draw:textarea-vertical-align="middle">
        <text:list-style style:name="simple_5f_blue-title" style:display-name="simple_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imple_5f_blu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imple_5f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imple_5f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_5f_blue" style:display-name="simple_blue" style:page-layout-name="PM1" draw:style-name="Mdp1">
      <office:forms form:automatic-focus="false" form:apply-design-mode="false"/>
      <draw:frame presentation:style-name="simple_5f_blue-title" draw:layer="backgroundobjects" svg:width="25.199cm" svg:height="3.506cm" svg:x="1.4cm" svg:y="0.837cm" presentation:class="title" presentation:placeholder="true">
        <draw:text-box/>
      </draw:frame>
      <draw:frame presentation:style-name="simple_5f_blue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_5f_blue-title" draw:layer="backgroundobjects" svg:width="14.848cm" svg:height="11.136cm" svg:x="3.075cm" svg:y="2.257cm" presentation:class="page"/>
        <draw:frame presentation:style-name="simple_5f_blu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8T16:43:45.376313274</meta:creation-date>
    <meta:editing-duration>PT4H14M16S</meta:editing-duration>
    <meta:editing-cycles>44</meta:editing-cycles>
    <meta:generator>LibreOffice/7.5.2.2$Linux_X86_64 LibreOffice_project/50$Build-2</meta:generator>
    <dc:date>2023-04-29T16:51:42.219585176</dc:date>
    <meta:document-statistic meta:object-count="91"/>
    <meta:template xlink:type="simple" xlink:actuate="onRequest" xlink:title="simple-blue" xlink:href="../../../Vorlagen/simple-blue.otp" meta:date="2023-04-28T16:43:45.017157933"/>
  </office:meta>
</office:document-meta>
</file>